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a3f37" officeooo:paragraph-rsid="001a3f37"/>
    </style:style>
    <style:style style:name="P2" style:family="paragraph" style:parent-style-name="Preformatted_20_Text">
      <style:text-properties officeooo:rsid="001b6a1f" officeooo:paragraph-rsid="001b6a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 plotData(X, y)</text:p>
      <text:p text:style-name="P1">%PLOTDATA Plots the data points X and y into a new figure </text:p>
      <text:p text:style-name="P1">% <text:s text:c="2"/>PLOTDATA(x,y) plots the data points with + for the positive examples</text:p>
      <text:p text:style-name="P1">% <text:s text:c="2"/>and o for the negative examples. X is assumed to be a Mx2 matrix.</text:p>
      <text:p text:style-name="P1"/>
      <text:p text:style-name="P1">% Create New Figure</text:p>
      <text:p text:style-name="P1">figure; hold on;</text:p>
      <text:p text:style-name="P1"/>
      <text:p text:style-name="P1">% ====================== YOUR CODE HERE ======================</text:p>
      <text:p text:style-name="P1">% Instructions: Plot the positive and negative examples on a</text:p>
      <text:p text:style-name="P1">% <text:s text:c="14"/>2D plot, using the option 'k+' for the positive</text:p>
      <text:p text:style-name="P1">% <text:s text:c="14"/>examples and 'ko' for the negative examples.</text:p>
      <text:p text:style-name="P1">%</text:p>
      <text:p text:style-name="P1"/>
      <text:p text:style-name="P2">% Find Indices of Positive and Negative Examples</text:p>
      <text:p text:style-name="P2">pos = find(y==1); neg = find(y == 0);</text:p>
      <text:p text:style-name="P2">% Plot Examples</text:p>
      <text:p text:style-name="P2">plot(X(pos, 1), X(pos, 2), 'k+','LineWidth', 2, ...</text:p>
      <text:p text:style-name="P2">'MarkerSize', 7);</text:p>
      <text:p text:style-name="P2">plot(X(neg, 1), X(neg, 2), 'ko', 'MarkerFaceColor', 'y', ...</text:p>
      <text:p text:style-name="P2">'MarkerSize', 7);</text:p>
      <text:p text:style-name="P1"/>
      <text:p text:style-name="P1"/>
      <text:p text:style-name="P1">% =========================================================================</text:p>
      <text:p text:style-name="P1"/>
      <text:p text:style-name="P1"/>
      <text:p text:style-name="P1"/>
      <text:p text:style-name="P1">hold off;</text:p>
      <text:p text:style-name="P1"/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22:06:32.845951086</dc:date>
    <meta:editing-duration>PT15M2S</meta:editing-duration>
    <meta:editing-cycles>1</meta:editing-cycles>
    <meta:document-statistic meta:table-count="0" meta:image-count="0" meta:object-count="0" meta:page-count="1" meta:paragraph-count="21" meta:word-count="127" meta:character-count="835" meta:non-whitespace-character-count="696"/>
    <meta:generator>LibreOffice/5.1.6.2$Linux_X86_64 LibreOffice_project/10m0$Build-2</meta:generator>
  </office:meta>
</office:document-meta>
</file>